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2.6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392699081698724" calcext:value-type="float">
            <text:p>0.3926990817</text:p>
          </table:table-cell>
          <table:table-cell table:formula="of:=DEGREES([.E3])" office:value-type="float" office:value="22.5" calcext:value-type="float">
            <text:p>22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3.14159265358979" calcext:value-type="float">
            <text:p>3.141592653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2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25663706143592" calcext:value-type="float">
            <text:p>1.2566370614</text:p>
          </table:table-cell>
          <table:table-cell table:formula="of:=DEGREES([.E6])" office:value-type="float" office:value="72" calcext:value-type="float">
            <text:p>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88495559215388" calcext:value-type="float">
            <text:p>1.8849555922</text:p>
          </table:table-cell>
          <table:table-cell table:formula="of:=DEGREES([.E7])" office:value-type="float" office:value="108" calcext:value-type="float">
            <text:p>108</text:p>
          </table:table-cell>
          <table:table-cell table:formula="of:=[.F7]/2" office:value-type="float" office:value="54" calcext:value-type="float">
            <text:p>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5.5195242505612" calcext:value-type="float">
            <text:p>25.519524250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.6457288070676" calcext:value-type="float">
            <text:p>20.6457288071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2.84cm" svg:y="1.541cm">
            <draw:object draw:notify-on-update-of-ranges="Graph.B2:Graph.B2 Graph.C2:Graph.C2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3" office:value-type="string" calcext:value-type="string">
            <text:p>current steps</text:p>
          </table:table-cell>
          <table:table-cell table:style-name="ce4" table:formula="of:=[.C2]*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5" table:formula="of:=ParentWidth/childWidth" office:value-type="float" office:value="2" calcext:value-type="float">
            <text:p>2 <text:s text:c="3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3.14159265358979" calcext:value-type="float">
            <text:p>3.1415926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4]/((2*PI())/[Child.B2]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2" calcext:value-type="float">
            <text:p>2</text:p>
          </table:table-cell>
          <table:table-cell table:number-columns-repeated="8"/>
          <table:table-cell table:formula="of:=ParentWidth*(PAFF + 1)" office:value-type="float" office:value="30" calcext:value-type="float">
            <text:p>30</text:p>
          </table:table-cell>
          <table:table-cell table:formula="of:=(childWidth*CAFF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rent face distance (rad)</text:p>
          </table:table-cell>
          <table:table-cell table:formula="of:=[.B3]*[Child.E4]" office:value-type="float" office:value="3.14159265358979" calcext:value-type="float">
            <text:p>3.1415926536</text:p>
          </table:table-cell>
          <table:table-cell table:number-columns-repeated="8"/>
          <table:table-cell table:formula="of:=[.K6]-[.L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(PI() -[Parent.E7] ));1)" office:value-type="float" office:value="0" calcext:value-type="float">
            <text:p>0</text:p>
          </table:table-cell>
          <table:table-cell table:formula="of:=currentChildRotation/(ParentFaceDistance +(PI() -[Parent.E7] ))" office:value-type="float" office:value="0.714285714285714" calcext:value-type="float">
            <text:p>0.7142857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8]*((2*PI())/[Parent.B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5]/[.B3]);[Parent.B2]))" office:value-type="float" office:value="1" calcext:value-type="float">
            <text:p>1</text:p>
          </table:table-cell>
          <table:table-cell table:formula="of:=[.B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75.5195242505612" calcext:value-type="float">
            <text:p>7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57.885966681787" calcext:value-type="float">
            <text:p>57.8859666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74.2705098312484" calcext:value-type="float">
            <text:p>74.270509831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25663706143592" calcext:value-type="float">
            <text:p>1.2566370614</text:p>
          </table:table-cell>
          <table:table-cell table:formula="of:=DEGREES([.B17])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[.B8]*[.B17])" office:value-type="float" office:value="3.14159265358979" calcext:value-type="float">
            <text:p>3.1415926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18]+(([.B17])*(PAFF+1))" office:value-type="float" office:value="4.39822971502571" calcext:value-type="float">
            <text:p>4.398229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4] &gt;= [.B18])              AND              ([.B4] &lt;= [.B19]);1;0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4]-(cornersPassed*(Pi-[Parent.E7])))/[Child.E4]);1)" office:value-type="float" office:value="2" calcext:value-type="float">
            <text:p>2</text:p>
          </table:table-cell>
          <table:table-cell table:formula="of:=(([.B4]-(cornersPassed*(Pi-[Parent.E7])))/[Child.E4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6" table:formula="of:=parentRadius" office:value-type="float" office:value="25.5195242505612" calcext:value-type="float">
            <text:p>2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6" table:formula="of:=IF(   onCorner=1   ;   ParentWidth   ;   ParentWidth - ((ParentWidth*(PAFF + 1))  -  (childWidth*CAFF))    )" office:value-type="float" office:value="30" calcext:value-type="float">
            <text:p>30</text:p>
          </table:table-cell>
          <table:table-cell table:formula="of:=[.B24]+([.C11]*[$Parent.B3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6" table:formula="of:=SQRT(POWER(parentRadius;2)+POWER([.$B$24];2) - (2 * parentRadius * [.$B$24] * COS([Parent.E7]/2)))" office:value-type="float" office:value="25.5195242505612" calcext:value-type="float">
            <text:p>25.51952425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7" table:formula="of:=ASIN((SIN([Parent.E7]/2)*MIN([.B24];parentRadius))/[.B25])" office:value-type="float" office:value="0.942477796076938" calcext:value-type="float">
            <text:p>0.9424777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7" table:formula="of:=Pi-[.B26]-([$Parent.E7]/2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4] &lt;= parentRadius;[.B26];[.B27]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28]+(PAFF*((2*PI())/ParentFaces))" office:value-type="float" office:value="1.25663706143592" calcext:value-type="float">
            <text:p>1.25663706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5]*COS([.B29]) + parentX)" office:value-type="float" office:value="57.885966681787" calcext:value-type="float">
            <text:p>57.88596668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5]*SIN([.$B$29]) + parentY)" office:value-type="float" office:value="74.2705098312484" calcext:value-type="float">
            <text:p>74.2705098312</text:p>
          </table:table-cell>
          <table:table-cell table:number-columns-repeated="10"/>
        </table:table-row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8"/>
          <table:table-cell table:style-name="ce8"/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0]" office:value-type="float" office:value="57.885966681787" calcext:value-type="float">
            <text:p>57.8859666818</text:p>
          </table:table-cell>
          <table:table-cell table:formula="of:=[calc.B31]" office:value-type="float" office:value="74.2705098312484" calcext:value-type="float">
            <text:p>74.2705098312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3]) *ParentInternalAngle))) + parentY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4]) *ParentInternalAngle))) + parentY" office:value-type="float" office:value="74.2705098312484" calcext:value-type="float">
            <text:p>74.2705098312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5]) *ParentInternalAngle))) + parentY" office:value-type="float" office:value="65" calcext:value-type="float">
            <text:p>65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6]) *ParentInternalAngle))) + parentY" office:value-type="float" office:value="35" calcext:value-type="float">
            <text:p>35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7]) *ParentInternalAngle))) + parentY" office:value-type="float" office:value="25.7294901687516" calcext:value-type="float">
            <text:p>25.7294901688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75.5195242505612" calcext:value-type="float">
            <text:p>75.5195242506</text:p>
          </table:table-cell>
          <table:table-cell table:formula="of:=([Parent.$E$8]*SIN(parentRadians + ((PAFF+[.D8]) *ParentInternalAngle))) + parentY" office:value-type="float" office:value="50" calcext:value-type="float">
            <text:p>5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9]) *ParentInternalAngle))) + parentY" office:value-type="float" office:value="74.2705098312484" calcext:value-type="float">
            <text:p>74.2705098312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0]) *ParentInternalAngle))) + parentY" office:value-type="float" office:value="65" calcext:value-type="float">
            <text:p>65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29.3542711929324" calcext:value-type="float">
            <text:p>29.3542711929</text:p>
          </table:table-cell>
          <table:table-cell table:formula="of:=([Parent.$E$8]*SIN(parentRadians + ((PAFF+[.D11]) *ParentInternalAngle))) + parentY" office:value-type="float" office:value="35" calcext:value-type="float">
            <text:p>35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57.885966681787" calcext:value-type="float">
            <text:p>57.8859666818</text:p>
          </table:table-cell>
          <table:table-cell table:formula="of:=([Parent.$E$8]*SIN(parentRadians + ((PAFF+[.D12]) *ParentInternalAngle))) + parentY" office:value-type="float" office:value="25.7294901687516" calcext:value-type="float">
            <text:p>25.7294901688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2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8"/>
        <table:named-range table:name="currentChildRotation" table:base-cell-address="$calc.$B$3" table:cell-range-address="$calc.$B$4"/>
        <table:named-range table:name="onCorner" table:base-cell-address="$calc.$A$23" table:cell-range-address="$calc.$B$20"/>
        <table:named-range table:name="PAF" table:base-cell-address="$calc.$B$10" table:cell-range-address="$calc.$B$11"/>
        <table:named-range table:name="PAFF" table:base-cell-address="$calc.$C$10" table:cell-range-address="$calc.$C$11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4">00/00/0000</text:date>, <text:time style:data-style-name="N2" text:time-value="13:10:45.17958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24T13:23:11.603076734</dc:date>
    <meta:editing-duration>PT6H35M28S</meta:editing-duration>
    <meta:editing-cycles>35</meta:editing-cycles>
    <meta:generator>LibreOffice/4.2.8.2$Linux_X86_64 LibreOffice_project/420m0$Build-2</meta:generator>
    <meta:document-statistic meta:table-count="5" meta:cell-count="3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.885966681787">
                <text:p>57.885966681787</text:p>
                <draw:g>
                  <svg:desc>Graph.B2:Graph.B2</svg:desc>
                </draw:g>
              </table:table-cell>
              <table:table-cell office:value-type="float" office:value="74.2705098312484">
                <text:p>74.2705098312484</text:p>
                <draw:g>
                  <svg:desc>Graph.C2:Graph.C2</svg:desc>
                </draw:g>
              </table:table-cell>
              <table:table-cell office:value-type="float" office:value="75.5195242505612">
                <text:p>75.5195242505612</text:p>
                <draw:g>
                  <svg:desc>Graph.B3:Graph.B4</svg:desc>
                </draw:g>
              </table:table-cell>
              <table:table-cell office:value-type="float" office:value="50">
                <text:p>50</text:p>
                <draw:g>
                  <svg:desc>Graph.C3:Graph.C4</svg:desc>
                </draw:g>
              </table:table-cell>
              <table:table-cell office:value-type="float" office:value="57.885966681787">
                <text:p>57.885966681787</text:p>
                <draw:g>
                  <svg:desc>Graph.B4:Graph.B12</svg:desc>
                </draw:g>
              </table:table-cell>
              <table:table-cell office:value-type="float" office:value="74.2705098312484">
                <text:p>74.2705098312484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5195242505612">
                <text:p>75.519524250561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74.2705098312484">
                <text:p>74.2705098312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542711929324">
                <text:p>29.3542711929324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885966681787">
                <text:p>57.885966681787</text:p>
              </table:table-cell>
              <table:table-cell office:value-type="float" office:value="25.7294901687516">
                <text:p>25.7294901687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